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1.2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85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3.512cm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line draw:style-name="gr1" draw:text-style-name="P1" draw:layer="layout" svg:x1="11.994cm" svg:y1="6.569cm" svg:x2="11.99cm" svg:y2="7.742cm">
            <text:p/>
          </draw:line>
          <draw:line draw:style-name="gr1" draw:text-style-name="P1" draw:layer="layout" svg:x1="10.501cm" svg:y1="7.745cm" svg:x2="13.475cm" svg:y2="7.759cm">
            <text:p/>
          </draw:line>
          <draw:line draw:style-name="gr1" draw:text-style-name="P1" draw:layer="layout" svg:x1="10.5cm" svg:y1="8.926cm" svg:x2="13.474cm" svg:y2="8.94cm">
            <text:p/>
          </draw:line>
          <draw:line draw:style-name="gr1" draw:text-style-name="P1" draw:layer="layout" svg:x1="11.987cm" svg:y1="8.927cm" svg:x2="11.983cm" svg:y2="10.1cm">
            <text:p/>
          </draw:line>
        </draw:g>
        <draw:line draw:style-name="gr2" draw:text-style-name="P2" draw:layer="layout" svg:x1="11.997cm" svg:y1="10.08cm" svg:x2="12cm" svg:y2="15.5cm">
          <text:p/>
        </draw:line>
        <draw:frame draw:style-name="gr3" draw:text-style-name="P3" draw:layer="layout" svg:width="1.758cm" svg:height="3.998cm" svg:x="7.442cm" svg:y="5.402cm">
          <draw:text-box draw:corner-radius="0.505cm">
            <text:p><text:span text:style-name="T1">R</text:span><text:span text:style-name="T2">2</text:span></text:p>
          </draw:text-box>
        </draw:frame>
        <draw:frame draw:style-name="gr3" draw:text-style-name="P3" draw:layer="layout" svg:width="1.758cm" svg:height="3.998cm" svg:x="8.825cm" svg:y="7.773cm">
          <draw:text-box draw:corner-radius="0.505cm">
            <text:p><text:span text:style-name="T1">C</text:span><text:span text:style-name="T2">2</text:span></text:p>
          </draw:text-box>
        </draw:frame>
        <draw:custom-shape draw:style-name="gr4" draw:text-style-name="P4" xml:id="id2" draw:id="id2" draw:layer="layout" svg:width="0.566cm" svg:height="0.615cm" svg:x="11.714cm" svg:y="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xml:id="id8" draw:id="id8" draw:layer="layout" draw:line-skew="-0.724cm" svg:x1="10.334cm" svg:y1="3.219cm" svg:x2="11.714cm" svg:y2="2.853cm" draw:start-shape="id1" draw:start-glue-point="0" draw:end-shape="id2" draw:end-glue-point="6" svg:d="M10334 3219h-34v-366h1414" svg:viewBox="0 0 1415 367">
          <text:p/>
        </draw:connector>
        <draw:connector draw:style-name="gr5" draw:text-style-name="P4" draw:layer="layout" svg:x1="11.997cm" svg:y1="3.16cm" svg:x2="11.987cm" svg:y2="6.569cm" draw:start-shape="id2" draw:start-glue-point="8" draw:end-shape="id3" draw:end-glue-point="0" svg:d="M11997 3160v1680h-10v1729" svg:viewBox="0 0 11 3410">
          <text:p/>
        </draw:connector>
        <draw:frame draw:style-name="gr6" draw:text-style-name="P3" draw:layer="layout" svg:width="3.112cm" svg:height="13.762cm" svg:x="15.288cm" svg:y="3.038cm">
          <draw:text-box>
            <text:p>+</text:p>
            <text:p/>
            <text:p/>
            <text:p/>
            <text:p/>
            <text:p/>
            <text:p/>
            <text:p>v(out)</text:p>
            <text:p/>
            <text:p/>
            <text:p/>
            <text:p/>
            <text:p/>
            <text:p/>
            <text:p/>
            <text:p/>
            <text:p>-</text:p>
          </draw:text-box>
        </draw:frame>
        <draw:line draw:style-name="gr2" draw:text-style-name="P2" xml:id="id6" draw:id="id6" draw:layer="layout" svg:x1="5.3cm" svg:y1="3.1cm" svg:x2="4.1cm" svg:y2="3.1cm">
          <text:p/>
        </draw:line>
        <draw:custom-shape draw:style-name="gr4" draw:text-style-name="P4" draw:layer="layout" svg:width="0.566cm" svg:height="0.615cm" svg:x="3.834cm" svg:y="2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66cm" svg:height="0.615cm" svg:x="3.6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1" draw:layer="layout" svg:x1="8.369cm" svg:y1="16.313cm" svg:x2="6.2cm" svg:y2="16.327cm">
            <text:p/>
          </draw:line>
          <draw:line draw:style-name="gr7" draw:text-style-name="P1" draw:layer="layout" svg:x1="8.37cm" svg:y1="16.305cm" svg:x2="6.201cm" svg:y2="16.319cm">
            <text:p/>
          </draw:line>
          <draw:line draw:style-name="gr7" draw:text-style-name="P1" draw:layer="layout" svg:x1="6.792cm" svg:y1="16.627cm" svg:x2="7.87cm" svg:y2="16.627cm">
            <text:p/>
          </draw:line>
          <draw:line draw:style-name="gr7" draw:text-style-name="P1" draw:layer="layout" svg:x1="7.083cm" svg:y1="16.896cm" svg:x2="7.601cm" svg:y2="16.896cm">
            <text:p/>
          </draw:line>
          <draw:line draw:style-name="gr7" draw:text-style-name="P1" draw:layer="layout" svg:x1="7.313cm" svg:y1="16.294cm" svg:x2="7.322cm" svg:y2="15.6cm">
            <text:p/>
          </draw:line>
        </draw:g>
        <draw:line draw:style-name="gr2" draw:text-style-name="P2" draw:layer="layout" svg:x1="4.1cm" svg:y1="15.5cm" svg:x2="15cm" svg:y2="15.5cm">
          <text:p/>
        </draw:line>
        <draw:custom-shape draw:style-name="gr4" draw:text-style-name="P4" draw:layer="layout" svg:width="0.566cm" svg:height="0.615cm" svg:x="14.63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2cm" svg:y1="2.9cm" svg:x2="14.9cm" svg:y2="2.9cm">
          <text:p/>
        </draw:line>
        <draw:custom-shape draw:style-name="gr4" draw:text-style-name="P4" draw:layer="layout" svg:width="0.566cm" svg:height="0.615cm" svg:x="14.7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7" draw:text-style-name="P1" draw:layer="layout" svg:x1="9.734cm" svg:y1="1.408cm" svg:x2="9.519cm" svg:y2="2.016cm">
            <text:p/>
          </draw:line>
          <draw:line draw:style-name="gr7" draw:text-style-name="P1" draw:layer="layout" svg:x1="8.882cm" svg:y1="0.849cm" svg:x2="9.522cm" svg:y2="2.014cm">
            <text:p/>
          </draw:line>
          <draw:line draw:style-name="gr7" draw:text-style-name="P1" draw:layer="layout" svg:x1="7.807cm" svg:y1="0.852cm" svg:x2="7.352cm" svg:y2="2.09cm">
            <text:p/>
          </draw:line>
          <draw:line draw:style-name="gr7" draw:text-style-name="P1" draw:layer="layout" svg:x1="8.907cm" svg:y1="0.819cm" svg:x2="8.452cm" svg:y2="2.057cm">
            <text:p/>
          </draw:line>
          <draw:line draw:style-name="gr7" draw:text-style-name="P1" draw:layer="layout" svg:x1="7.784cm" svg:y1="0.861cm" svg:x2="8.424cm" svg:y2="2.026cm">
            <text:p/>
          </draw:line>
          <draw:line draw:style-name="gr7" draw:text-style-name="P1" draw:layer="layout" svg:x1="6.699cm" svg:y1="0.933cm" svg:x2="7.339cm" svg:y2="2.098cm">
            <text:p/>
          </draw:line>
          <draw:line draw:style-name="gr7" draw:text-style-name="P1" draw:layer="layout" svg:x1="6.714cm" svg:y1="0.992cm" svg:x2="6.499cm" svg:y2="1.6cm">
            <text:p/>
          </draw:line>
        </draw:g>
        <draw:connector draw:style-name="gr5" draw:text-style-name="P4" draw:layer="layout" svg:x1="9.734cm" svg:y1="1.458cm" svg:x2="10.234cm" svg:y2="3.219cm" draw:start-shape="id4" draw:start-glue-point="1" svg:d="M9734 1458h550v1761h-50" svg:viewBox="0 0 551 1762">
          <text:p/>
        </draw:connector>
        <draw:g xml:id="id7" draw:id="id7">
          <draw:line draw:style-name="gr7" draw:text-style-name="P1" draw:layer="layout" svg:x1="9.735cm" svg:y1="3.009cm" svg:x2="9.52cm" svg:y2="3.617cm">
            <text:p/>
          </draw:line>
          <draw:line draw:style-name="gr7" draw:text-style-name="P1" draw:layer="layout" svg:x1="8.883cm" svg:y1="2.45cm" svg:x2="9.523cm" svg:y2="3.615cm">
            <text:p/>
          </draw:line>
          <draw:line draw:style-name="gr7" draw:text-style-name="P1" draw:layer="layout" svg:x1="7.808cm" svg:y1="2.453cm" svg:x2="7.353cm" svg:y2="3.691cm">
            <text:p/>
          </draw:line>
          <draw:line draw:style-name="gr7" draw:text-style-name="P1" draw:layer="layout" svg:x1="8.908cm" svg:y1="2.42cm" svg:x2="8.453cm" svg:y2="3.658cm">
            <text:p/>
          </draw:line>
          <draw:line draw:style-name="gr7" draw:text-style-name="P1" draw:layer="layout" svg:x1="7.785cm" svg:y1="2.462cm" svg:x2="8.425cm" svg:y2="3.627cm">
            <text:p/>
          </draw:line>
          <draw:line draw:style-name="gr7" draw:text-style-name="P1" draw:layer="layout" svg:x1="6.7cm" svg:y1="2.534cm" svg:x2="7.34cm" svg:y2="3.699cm">
            <text:p/>
          </draw:line>
          <draw:line draw:style-name="gr7" draw:text-style-name="P1" draw:layer="layout" svg:x1="6.715cm" svg:y1="2.593cm" svg:x2="6.5cm" svg:y2="3.201cm">
            <text:p/>
          </draw:line>
        </draw:g>
        <draw:g xml:id="id5" draw:id="id5">
          <draw:line draw:style-name="gr7" draw:text-style-name="P1" draw:layer="layout" svg:x1="9.636cm" svg:y1="4.71cm" svg:x2="9.421cm" svg:y2="5.318cm">
            <text:p/>
          </draw:line>
          <draw:line draw:style-name="gr7" draw:text-style-name="P1" draw:layer="layout" svg:x1="8.784cm" svg:y1="4.151cm" svg:x2="9.424cm" svg:y2="5.316cm">
            <text:p/>
          </draw:line>
          <draw:line draw:style-name="gr7" draw:text-style-name="P1" draw:layer="layout" svg:x1="7.709cm" svg:y1="4.154cm" svg:x2="7.254cm" svg:y2="5.392cm">
            <text:p/>
          </draw:line>
          <draw:line draw:style-name="gr7" draw:text-style-name="P1" draw:layer="layout" svg:x1="8.809cm" svg:y1="4.121cm" svg:x2="8.354cm" svg:y2="5.359cm">
            <text:p/>
          </draw:line>
          <draw:line draw:style-name="gr7" draw:text-style-name="P1" draw:layer="layout" svg:x1="7.686cm" svg:y1="4.163cm" svg:x2="8.326cm" svg:y2="5.328cm">
            <text:p/>
          </draw:line>
          <draw:line draw:style-name="gr7" draw:text-style-name="P1" draw:layer="layout" svg:x1="6.601cm" svg:y1="4.235cm" svg:x2="7.241cm" svg:y2="5.4cm">
            <text:p/>
          </draw:line>
          <draw:line draw:style-name="gr7" draw:text-style-name="P1" draw:layer="layout" svg:x1="6.616cm" svg:y1="4.294cm" svg:x2="6.401cm" svg:y2="4.902cm">
            <text:p/>
          </draw:line>
        </draw:g>
        <draw:line draw:style-name="gr2" draw:text-style-name="P2" draw:layer="layout" svg:x1="9.634cm" svg:y1="4.819cm" svg:x2="10.334cm" svg:y2="4.819cm">
          <text:p/>
        </draw:line>
        <draw:line draw:style-name="gr2" draw:text-style-name="P2" xml:id="id1" draw:id="id1" draw:layer="layout" svg:x1="10.334cm" svg:y1="3.219cm" svg:x2="10.334cm" svg:y2="4.819cm">
          <text:p/>
        </draw:line>
        <draw:connector draw:style-name="gr5" draw:text-style-name="P4" draw:layer="layout" svg:x1="6.401cm" svg:y1="4.76cm" svg:x2="5.3cm" svg:y2="3.1cm" draw:start-shape="id5" draw:start-glue-point="3" draw:end-shape="id6" draw:end-glue-point="1" svg:d="M6401 4760h-575v-1660h-526" svg:viewBox="0 0 1102 1661">
          <text:p/>
        </draw:connector>
        <draw:connector draw:style-name="gr5" draw:text-style-name="P4" draw:layer="layout" svg:x1="5.3cm" svg:y1="3.1cm" svg:x2="6.499cm" svg:y2="1.458cm" draw:start-shape="id6" draw:start-glue-point="1" draw:end-shape="id4" draw:end-glue-point="3" svg:d="M5300 3100h575v-1642h624" svg:viewBox="0 0 1200 1643">
          <text:p/>
        </draw:connector>
        <draw:connector draw:style-name="gr5" draw:text-style-name="P4" draw:layer="layout" svg:x1="6.5cm" svg:y1="3.059cm" svg:x2="5.3cm" svg:y2="3.1cm" draw:start-shape="id7" draw:start-glue-point="3" draw:end-shape="id6" draw:end-glue-point="1" svg:d="M6500 3059h-624v41h-576" svg:viewBox="0 0 1201 42">
          <text:p/>
        </draw:connector>
        <draw:connector draw:style-name="gr5" draw:text-style-name="P4" draw:layer="layout" svg:x1="9.735cm" svg:y1="3.059cm" svg:x2="10.3cm" svg:y2="3.036cm" draw:start-shape="id7" draw:start-glue-point="1" draw:end-shape="id8" draw:end-glue-point="0" svg:d="M9735 3059h307v-23h258" svg:viewBox="0 0 566 2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5:46:46.697292684</meta:creation-date>
    <dc:date>2021-06-06T10:55:12.633466676</dc:date>
    <meta:editing-duration>PT17M51S</meta:editing-duration>
    <meta:editing-cycles>4</meta:editing-cycles>
    <meta:generator>LibreOffice/6.4.6.2$Linux_X86_64 LibreOffice_project/40$Build-2</meta:generator>
    <meta:document-statistic meta:object-count="56"/>
  </office:meta>
</office:document-meta>
</file>